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File.doGe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CreateFo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File.doRename( final FileObject new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File.do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File.do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Is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LocalFile( final LocalFileSystem fileSystem , final String rootFile ,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File.doGetOutputStream( boolean b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Atta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File.getLoc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Lis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SetLastModTime( final long mo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GetLastModifi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.doIsSameFile( FileObject dest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ocalFile.doGet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